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ValidationModel.getOutputFil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ValidationModel.getFieldRule( String entityName , String propertyName , AnnotationInstance rule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ValidationModel.writeT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ValidationModel.getHeaderComment( File 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ValidationModel.getFormBeanNames( TypeDeclaration 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ValidationModel.addFieldRules( AnnotationInstance rulesContainerAnnotation , RuleInfo ruleInfo , boolean applyToAllLocal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GenValidationModel.addFieldRuleFromAnnotation( RuleInfo ruleInfo , AnnotationInstance annotation , Locale locale , boolean applyToAllLoca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ValidationModel.addRulesFromActionAnnotation( AnnotationInstance actionAnnotation , String ac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ValidationModel.addRulesFromAnnotation( AnnotationInstance validationFieldAnn , String entityName ,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ValidationModel.addRulesFromActions( ClassDeclaration jclass , MergedControllerAnnotation mc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ValidationModel.addRulesFromBeans( ClassDeclaration j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ValidationModel.GenValidationModel( ClassDeclaration jclass , GenStrutsApp strutsApp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ValidationModel.addRulesFromBeanClass( ClassDeclaration bean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GenValidationModel.addRulesFromClass( MergedControllerAnnotation m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ValidationModel.addMessageArgs( ValidatorRule rule , AnnotationInstance annot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